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DAEEF3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DAEEF3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DAEEF3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8979166666667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" table:number-rows-spanned="2" table:style-name="ce11">
            <text:p>重要學會會士、院士榮譽獎人次</text:p>
          </table:table-cell>
          <table:covered-table-cell table:number-columns-repeated="2"/>
          <table:table-cell table:number-columns-repeated="16381"/>
        </table:table-row>
        <table:table-row table:style-name="ro1">
          <table:covered-table-cell/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8">
            <text:p>學年度</text:p>
          </table:table-cell>
          <table:table-cell office:value-type="string" table:style-name="ce9">
            <text:p>重要學會會士</text:p>
          </table:table-cell>
          <table:table-cell office:value-type="string" table:style-name="ce10">
            <text:p>院士</text:p>
          </table:table-cell>
          <table:table-cell table:number-columns-repeated="16381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8" table:style-name="ce2">
            <text:p>8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81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Juansheng</dc:creator>
    <meta:creation-date>2016-08-08T01:47:29Z</meta:creation-date>
    <dc:date>2016-08-24T13:26:56Z</dc:date>
    <meta:print-date>2016-08-24T13:26:48Z</meta:print-date>
  </office:meta>
</office:document-meta>
</file>